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20pt" style:font-size-asian="20pt" style:font-size-complex="20pt"/>
    </style:style>
    <style:style style:name="P2" style:family="paragraph" style:parent-style-name="Standard" style:list-style-name="L1">
      <style:text-properties style:font-name="Helvetica" fo:font-size="20pt" style:font-size-asian="20pt" style:font-size-complex="20pt"/>
    </style:style>
    <style:style style:name="P3" style:family="paragraph" style:parent-style-name="Standard">
      <style:text-properties style:font-name="Helvetic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prefix="(" style:num-suffix=")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UMS</text:p>
      <text:p text:style-name="P1">(1) BD mic (provided by drummer) – snake channel 1</text:p>
      <text:p text:style-name="P1">(1) Snare/Hat SM57 – snake channel 2</text:p>
      <text:p text:style-name="P1">(2) XLR Cable</text:p>
      <text:p text:style-name="P1"/>
      <text:p text:style-name="P3">PIANO</text:p>
      <text:p text:style-name="P1">(1) Stereo DI – snake channel 3,4</text:p>
      <text:p text:style-name="P1">(1) Stereo RCA to 1/4”</text:p>
      <text:p text:style-name="P1">(2) XLR Cables (from d. moench)</text:p>
      <text:p text:style-name="P1"/>
      <text:p text:style-name="P3"/>
      <text:p text:style-name="P3">GUITAR</text:p>
      <text:p text:style-name="P1">(1) Amp Mic SM57 – snake channel 5</text:p>
      <text:p text:style-name="P1">(1) XLR Cable</text:p>
      <text:p text:style-name="P1"/>
      <text:p text:style-name="P1"/>
      <text:p text:style-name="P3">BASS</text:p>
      <text:p text:style-name="P1">(1) 1/4” Cable – snake channel A from amp pre out</text:p>
      <text:p text:style-name="P1"/>
      <text:p text:style-name="P1"/>
      <text:p text:style-name="P3">CELLO</text:p>
      <text:p text:style-name="P1">(1) IMP DI Box – snake channel 7</text:p>
      <text:p text:style-name="P1">(1) XLR Cable </text:p>
      <text:p text:style-name="P1"/>
      <text:p text:style-name="P1"/>
      <text:p text:style-name="P3">VIOLIN</text:p>
      <text:p text:style-name="P1">(1) Matchbox DI – snake channel 8</text:p>
      <text:p text:style-name="P1">(1) XLR Cable</text:p>
      <text:p text:style-name="P1"/>
      <text:p text:style-name="P1"/>
      <text:p text:style-name="P3">VIOLA</text:p>
      <text:p text:style-name="P1">(1) IMP DI Box – snake channel 9</text:p>
      <text:p text:style-name="P1">(1) XLR Cable</text:p>
      <text:p text:style-name="P3">BOARD</text:p>
      <text:p text:style-name="P1">(2) RCA to Mini Cable</text:p>
      <text:p text:style-name="P1">(4) RCA to 1/4” Adapter</text:p>
      <text:p text:style-name="P1">(1) Protools + dongle</text:p>
      <text:p text:style-name="P1">(1) USB cable</text:p>
      <text:p text:style-name="P1">(1) Headphones</text:p>
      <text:p text:style-name="P1">(3) XLR turnar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8-10T10:43:19</meta:creation-date>
    <dc:date>2008-08-10T11:23:02</dc:date>
    <dc:language>en-US</dc:language>
    <meta:editing-cycles>3</meta:editing-cycles>
    <meta:editing-duration>PT7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117" meta:character-count="569"/>
  </office:meta>
</office:document-meta>
</file>